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174cm" fo:min-width="0cm" draw:shadow="hidden"/>
    </style:style>
    <style:style style:name="gr2" style:family="graphic" style:parent-style-name="objectwithoutfill">
      <style:graphic-properties svg:stroke-width="0.882cm" svg:stroke-color="#000000" draw:marker-start-width="1.523cm" draw:marker-end-width="1.523cm" draw:fill="none" draw:textarea-vertical-align="middle" fo:padding-top="0.566cm" fo:padding-bottom="0.566cm" fo:padding-left="0.691cm" fo:padding-right="0.691cm"/>
    </style:style>
    <style:style style:name="gr3" style:family="graphic" style:parent-style-name="objectwithoutfill">
      <style:graphic-properties svg:stroke-width="0.529cm" svg:stroke-color="#000000" draw:marker-start-width="0.994cm" draw:marker-end-width="0.994cm" draw:fill="none" draw:textarea-vertical-align="middle" fo:padding-top="0.39cm" fo:padding-bottom="0.39cm" fo:padding-left="0.515cm" fo:padding-right="0.51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2.804cm" svg:height="2.804cm" svg:x="3.398cm" svg:y="3.828cm" svg:viewBox="0 0 2805 2805" svg:d="M1480 1655v739c221-16 419-100 574-231l-527-527c-15 8-31 14-47 19zM2394 1480h-739c-5 16-11 32-19 47l527 527c131-155 215-353 231-574zM1480 410v740c16 5 32 11 47 19l527-527c-154-132-353-216-574-232zM1655 1325h739c-16-221-99-419-231-574l-527 527c8 15 14 31 19 47zM1325 1150v-740c-222 16-420 99-575 231l528 528c15-8 31-14 47-19zM410 1325h740c5-16 11-32 19-47l-528-528c-132 155-215 353-231 575zM1325 2394v-739c-16-5-32-11-47-19l-527 527c155 132 353 215 574 231zM1150 1480h-740c16 221 100 420 232 574l527-527c-8-15-14-31-19-47zM1403 0c795 0 1402 607 1402 1403 0 795-607 1402-1402 1402-796 0-1403-607-1403-1402 0-796 607-1403 1403-1403z">
          <text:p/>
        </draw:path>
        <draw:line draw:style-name="gr2" draw:text-style-name="P2" draw:layer="layout" svg:x1="3.298cm" svg:y1="4.728cm" svg:x2="8.103cm" svg:y2="2.028cm">
          <text:p/>
        </draw:line>
        <draw:line draw:style-name="gr3" draw:text-style-name="P2" draw:layer="layout" svg:x1="1.898cm" svg:y1="6.328cm" svg:x2="4.498cm" svg:y2="4.6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3T18:01:20.973000000</dc:date>
    <meta:editing-duration>PT16M36S</meta:editing-duration>
    <meta:editing-cycles>4</meta:editing-cycles>
    <meta:generator>LibreOffice/5.4.5.1$Windows_X86_64 LibreOffice_project/79c9829dd5d8054ec39a82dc51cd9eff340dbee8</meta:generator>
    <meta:document-statistic meta:object-count="3"/>
  </office:meta>
</office:document-meta>
</file>